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OpenSans" svg:font-family="Open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Light" svg:font-family="'Open Sans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Open Sans Light" fo:font-size="28pt" style:text-underline-style="none" officeooo:rsid="001e5e3f" officeooo:paragraph-rsid="001e5e3f" style:font-size-asian="28pt" style:font-size-complex="28pt"/>
    </style:style>
    <style:style style:name="P2" style:family="paragraph" style:parent-style-name="Text_20_body">
      <style:text-properties style:font-name="Open Sans"/>
    </style:style>
    <style:style style:name="P3" style:family="paragraph" style:parent-style-name="Text_20_body">
      <style:text-properties fo:font-weight="bold" style:font-weight-asian="bold" style:font-weight-complex="bold"/>
    </style:style>
    <style:style style:name="P4" style:family="paragraph" style:parent-style-name="Standard">
      <style:text-properties style:font-name="OpenSans" fo:font-size="12pt" fo:font-weight="normal" officeooo:rsid="00438dc8" officeooo:paragraph-rsid="001e5e3f" style:font-size-asian="12pt" style:font-weight-asian="normal" style:font-size-complex="12pt" style:font-weight-complex="normal"/>
    </style:style>
    <style:style style:name="P5" style:family="paragraph" style:parent-style-name="Text_20_body">
      <style:paragraph-properties fo:text-align="start" style:justify-single-word="false"/>
      <style:text-properties style:font-name="OpenSans" fo:font-size="12pt" officeooo:rsid="0045b64a" officeooo:paragraph-rsid="0045b64a" style:font-size-asian="12pt" style:font-size-complex="12pt"/>
    </style:style>
    <style:style style:name="P6" style:family="paragraph" style:parent-style-name="Text_20_body" style:list-style-name="L4">
      <style:paragraph-properties fo:text-align="start" style:justify-single-word="false"/>
      <style:text-properties style:font-name="OpenSans" fo:font-size="12pt" officeooo:rsid="0045b64a" officeooo:paragraph-rsid="0045b64a" style:font-size-asian="12pt" style:font-size-complex="12pt"/>
    </style:style>
    <style:style style:name="P7" style:family="paragraph" style:parent-style-name="Text_20_body" style:list-style-name="L6">
      <style:paragraph-properties fo:text-align="start" style:justify-single-word="false"/>
      <style:text-properties style:font-name="OpenSans" fo:font-size="12pt" fo:font-weight="normal" officeooo:rsid="0045b64a" officeooo:paragraph-rsid="0045b64a" style:font-size-asian="12pt" style:font-weight-asian="normal" style:font-size-complex="12pt" style:font-weight-complex="normal"/>
    </style:style>
    <style:style style:name="P8" style:family="paragraph" style:parent-style-name="Text_20_body">
      <style:paragraph-properties fo:text-align="start" style:justify-single-word="false"/>
      <style:text-properties style:font-name="OpenSans" fo:font-size="12pt" fo:font-weight="bold" officeooo:rsid="0045b64a" officeooo:paragraph-rsid="0045b64a" style:font-size-asian="12pt" style:font-weight-asian="bold" style:font-size-complex="12pt" style:font-weight-complex="bold"/>
    </style:style>
    <style:style style:name="P9" style:family="paragraph" style:parent-style-name="Text_20_body" style:list-style-name="WWNum2">
      <style:paragraph-properties fo:text-align="start" style:justify-single-word="false"/>
      <style:text-properties style:font-name="Open Sans" fo:font-size="12pt" officeooo:paragraph-rsid="00438dc8" style:font-size-asian="12pt" style:font-size-complex="12pt"/>
    </style:style>
    <style:style style:name="P10" style:family="paragraph" style:parent-style-name="Text_20_body" style:list-style-name="WWNum2">
      <style:paragraph-properties fo:text-align="start" style:justify-single-word="false"/>
      <style:text-properties style:font-name="Open Sans" fo:font-size="12pt" officeooo:rsid="0045b64a" officeooo:paragraph-rsid="0045b64a" style:font-size-asian="12pt" style:font-size-complex="12pt"/>
    </style:style>
    <style:style style:name="P11" style:family="paragraph" style:parent-style-name="Text_20_body">
      <style:paragraph-properties fo:text-align="start" style:justify-single-word="false" fo:break-before="page"/>
      <style:text-properties style:font-name="OpenSans" fo:font-size="12pt" fo:font-weight="bold" officeooo:rsid="0045b64a" officeooo:paragraph-rsid="0045b64a" style:font-size-asian="12pt" style:font-weight-asian="bold" style:font-size-complex="12pt" style:font-weight-complex="bold"/>
    </style:style>
    <style:style style:name="T1" style:family="text">
      <style:text-properties fo:font-weight="bold" style:font-weight-asian="bold"/>
    </style:style>
    <style:style style:name="T2" style:family="text">
      <style:text-properties fo:font-weight="bold" officeooo:rsid="00438dc8" style:font-weight-asian="bold"/>
    </style:style>
    <style:style style:name="T3" style:family="text">
      <style:text-properties fo:font-weight="bold" officeooo:rsid="0045b64a" style:font-weight-asian="bold"/>
    </style:style>
    <style:style style:name="T4" style:family="text">
      <style:text-properties style:font-name="Open Sans"/>
    </style:style>
    <style:style style:name="T5" style:family="text">
      <style:text-properties style:font-name="Open Sans" officeooo:rsid="00438dc8"/>
    </style:style>
    <style:style style:name="T6" style:family="text">
      <style:text-properties style:font-name="Open Sans" officeooo:rsid="0045b64a"/>
    </style:style>
    <style:style style:name="T7" style:family="text">
      <style:text-properties officeooo:rsid="0045b64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Übungsserie <text:span text:style-name="T7">5</text:span></text:p>
      <text:p text:style-name="P4"/>
      <text:p text:style-name="P4"/>
      <text:p text:style-name="P2"><text:span text:style-name="T1">Übung </text:span><text:span text:style-name="T3">1</text:span><text:span text:style-name="T2">:</text:span><text:span text:style-name="T1"> Erheben der aktuellen CellID</text:span></text:p>
      <text:p text:style-name="P2">Erheben Sie über den TelephonyManager Ihre aktuelle CellID. Geben Sie Ihre CellID und alle weiteren wichtigen Informationen in der Suche auf opencellid.org ein und überprüfen Sie Ihre Position.</text:p>
      <text:p text:style-name="P2"/>
      <text:p text:style-name="P3"><text:span text:style-name="T4">Übung </text:span><text:span text:style-name="T6">2</text:span><text:span text:style-name="T4">: </text:span><text:span text:style-name="T5">Arbeiten mit Sensoren</text:span></text:p>
      <text:list xml:id="list5383465338318328105" text:style-name="WWNum2">
        <text:list-item>
          <text:p text:style-name="P9">Finden Sie heraus, welche Sensoren die Smartphones haben, die Ihnen im Unterricht zur Verfügung stehen. Alternativ können Sie auch die Sensorik eines eigenen Geräts untersuchen (Bitte bei der Lösung mit angeben, um welches Gerät es sich handelt)</text:p>
        </text:list-item>
        <text:list-item>
          <text:p text:style-name="P9">Schauen Sie sich die API-Demo an, die die Werte der Sensoren aufzeichnet (Im Unterverzeichnis samples des Android SDK). Welcher Sensor wird mit welcher Farbe dargestellt? In welchem Wertebereich melden die Sensoren Werte? Notieren Sie Ihre Ergebnisse in einem Dokument.</text:p>
        </text:list-item>
        <text:list-item>
          <text:p text:style-name="P9">Waagen-App: Schreiben Sie eine kleine Anwendung, die den Bewegungssensor (TYPE_ACCELEROMETER) verwendet, um die Lage des Geräts auszulesen. Die App sollte dann in der Activity mit Hilfe von passenden Views angeben, wenn sich das Gerät in Balance befindet und in welche Richtung es der Nutzer bewegen muss, um es in Balance zu bringen.</text:p>
        </text:list-item>
        <text:list-item>
          <text:p text:style-name="P10">Erweitern Sie Aufgabe c dahingehend, dass eine View Komponente bewegt wird. Die View Komponente soll sich in der Mitte des Bildschirms befinden, falls sich das Gerät in der Waage befindet.</text:p>
        </text:list-item>
        <text:list-item>
          <text:p text:style-name="P10">Die Bewegungen (X, Y Bewegung) der View Komponente sollen dynamisch sein. Je näher die View an der Bildschirmmitte ist, desto schneller soll sie sich bewegen, je näher sie am Bildschirmrand ist desto langsamer. Des Weiteren soll die View nie über den Rand hinausfallen können, dort soll die Bewegung gegen 0 konvertieren.</text:p>
        </text:list-item>
      </text:list>
      <text:p text:style-name="P8"/>
      <text:p text:style-name="P11">Übung 3: Arbeiten mit der Kamera API</text:p>
      <text:list xml:id="list188545171597503755" text:style-name="L4">
        <text:list-item>
          <text:p text:style-name="P6">Erstellen Sie eine Surfaceview, welche eine Vorschau der Kamera wiedergibt.</text:p>
        </text:list-item>
        <text:list-item>
          <text:p text:style-name="P6">Falls die Vorschau Ihren Vorstellungen entspricht sollen Sie über einen Button ein Foto schießen können. Dieses Foto soll am Gerätespeicher hinterlegt werden.</text:p>
        </text:list-item>
      </text:list>
      <text:p text:style-name="P5"/>
      <text:p text:style-name="P8">Übung 4: Kamera Intents</text:p>
      <text:list xml:id="list32060482002371926" text:style-name="L6">
        <text:list-item>
          <text:p text:style-name="P7">Starten Sie einen Kamera Intent zur Aufnahme eines Bildes.</text:p>
        </text:list-item>
        <text:list-item>
          <text:p text:style-name="P7">Zeigen Sie das Bild in Ihrer App a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OpenSans" svg:font-family="Open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Light" svg:font-family="'Open Sans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Huber</meta:initial-creator>
    <meta:creation-date>2014-10-12T19:20:59.594717822</meta:creation-date>
    <meta:generator>LibreOffice/4.2.7.2$Linux_X86_64 LibreOffice_project/420m0$Build-2</meta:generator>
    <dc:date>2014-11-10T07:21:36.470966127</dc:date>
    <dc:creator>Stefan Huber</dc:creator>
    <meta:editing-duration>P1DT4H29M30S</meta:editing-duration>
    <meta:editing-cycles>16</meta:editing-cycles>
    <meta:document-statistic meta:table-count="0" meta:image-count="0" meta:object-count="0" meta:page-count="2" meta:paragraph-count="15" meta:word-count="319" meta:character-count="2034" meta:non-whitespace-character-count="1735"/>
  </office:meta>
</office:document-meta>
</file>